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2ef53" officeooo:paragraph-rsid="0002ef5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12-10 17:56:33,663 - System environnement [New STA]:</text:p>
      <text:p text:style-name="P1">2018-12-10 17:56:33,664 - <text:s/>[STA MAC]: [(Mesure type, Mesure in mbps)] // Mesure type = -1 = Theoric value, Mesure type = 1 = reel value</text:p>
      <text:p text:style-name="P1">2018-12-10 17:56:33,665 - <text:s/>[da:a1:19:a0:f9:bf]: [(-1, 0), (-1, 13)]</text:p>
      <text:p text:style-name="P1">2018-12-10 17:56:33,666 - <text:s/>[7c:2a:31:cd:03:ac]: [(-1, 65), (-1, 78)]</text:p>
      <text:p text:style-name="P1">2018-12-10 17:56:33,667 - <text:s/>[da:a1:19:f0:ef:d7]: [(-1, 0), (-1, 13)]</text:p>
      <text:p text:style-name="P1">2018-12-10 17:56:33,668 - <text:s/>[6c:88:14:f0:dc:14]: [(-1, 65), (-1, 117)]</text:p>
      <text:p text:style-name="P1">2018-12-10 17:56:33,669 - <text:s/>[da:a1:19:4a:27:3c]: [(-1, 0), (-1, 13)]</text:p>
      <text:p text:style-name="P1">2018-12-10 17:56:33,670 - <text:s/>[00:1f:3b:13:76:49]: [(-1, 0), (-1, 52)]</text:p>
      <text:p text:style-name="P1">2018-12-10 17:56:33,670 - <text:s/>[da:a1:19:b1:cf:f8]: [(-1, 0), (-1, 65)]</text:p>
      <text:p text:style-name="P1">2018-12-10 17:56:33,671 - <text:s/>[da:a1:19:bc:aa:3d]: [(-1, 0), (-1, 65)]</text:p>
      <text:p text:style-name="P1">2018-12-10 17:56:33,672 - <text:s/>[da:a1:19:5c:2e:a2]: [(-1, 0), (-1, 13)]</text:p>
      <text:p text:style-name="P1">2018-12-10 17:56:33,673 - <text:s/>[84:c7:ea:c8:ae:49]: [(-1, 0), (-1, 26)]</text:p>
      <text:p text:style-name="P1">2018-12-10 17:56:33,674 - ClientConnectionAccept : Client 6c:88:14:f0:dc:14 connect on ap 192.168.2.68</text:p>
      <text:p text:style-name="P1">2018-12-10 17:56:51,944 - ClientDicsonnect: Client 6c:88:14:f0:dc:14 as been disconnected by AP 192.168.2.68</text:p>
      <text:p text:style-name="P1">2018-12-10 17:56:57,340 - System environnement [New STA]:</text:p>
      <text:p text:style-name="P1">2018-12-10 17:56:57,341 - <text:s/>[STA MAC]: [(Mesure type, Mesure in mbps)] // Mesure type = -1 = Theoric value, Mesure type = 1 = reel value</text:p>
      <text:p text:style-name="P1">2018-12-10 17:56:57,342 - <text:s/>[da:a1:19:a0:f9:bf]: [(-1, 0), (-1, 13)]</text:p>
      <text:p text:style-name="P1">2018-12-10 17:56:57,343 - <text:s/>[7c:2a:31:cd:03:ac]: [(-1, 65), (-1, 104)]</text:p>
      <text:p text:style-name="P1">2018-12-10 17:56:57,344 - <text:s/>[da:a1:19:f0:ef:d7]: [(-1, 0), (-1, 13)]</text:p>
      <text:p text:style-name="P1">2018-12-10 17:56:57,345 - <text:s/>[6c:88:14:f0:dc:14]: [(-1, 14.937686567164178), (1, 21.07)]</text:p>
      <text:p text:style-name="P1">2018-12-10 17:56:57,346 - <text:s/>[da:a1:19:4a:27:3c]: [(-1, 0), (-1, 13)]</text:p>
      <text:p text:style-name="P1">2018-12-10 17:56:57,347 - <text:s/>[00:1f:3b:13:76:49]: [(-1, 0), (-1, 52)]</text:p>
      <text:p text:style-name="P1">2018-12-10 17:56:57,347 - <text:s/>[da:a1:19:48:b2:68]: [(-1, 0), (-1, 13)]</text:p>
      <text:p text:style-name="P1">2018-12-10 17:56:57,348 - <text:s/>[da:a1:19:b1:cf:f8]: [(-1, 0), (-1, 65)]</text:p>
      <text:p text:style-name="P1">2018-12-10 17:56:57,349 - <text:s/>[da:a1:19:bc:aa:3d]: [(-1, 0), (-1, 65)]</text:p>
      <text:p text:style-name="P1">2018-12-10 17:56:57,350 - <text:s/>[da:a1:19:5c:2e:a2]: [(-1, 0), (-1, 13)]</text:p>
      <text:p text:style-name="P1">2018-12-10 17:56:57,351 - <text:s/>[84:c7:ea:c8:ae:49]: [(-1, 0), (-1, 26)]</text:p>
      <text:p text:style-name="P1">2018-12-10 17:56:57,353 - ClientConnectionAccept : Client 6c:88:14:f0:dc:14 connect on ap 192.168.2.68</text:p>
      <text:p text:style-name="P1">2018-12-10 17:56:59,399 - ClientDicsonnect: Client 6c:88:14:f0:dc:14 as been disconnected by AP 192.168.2.68</text:p>
      <text:p text:style-name="P1">2018-12-10 17:57:12,647 - System environnement [New STA]:</text:p>
      <text:p text:style-name="P1">2018-12-10 17:57:12,649 - <text:s/>[STA MAC]: [(Mesure type, Mesure in mbps)] // Mesure type = -1 = Theoric value, Mesure type = 1 = reel value</text:p>
      <text:p text:style-name="P1">2018-12-10 17:57:12,650 - <text:s/>[7c:2a:31:cd:03:ac]: [(-1, 65), (-1, 78)]</text:p>
      <text:p text:style-name="P1">2018-12-10 17:57:12,651 - <text:s/>[6c:88:14:f0:dc:14]: [(-1, 14.937686567164178), (1, 21.07)]</text:p>
      <text:p text:style-name="P1">2018-12-10 17:57:12,651 - <text:s/>[da:a1:19:48:b2:68]: [(-1, 0), (-1, 13)]</text:p>
      <text:p text:style-name="P1">2018-12-10 17:57:12,653 - ClientConnectionAccept : Client 6c:88:14:f0:dc:14 connect on ap 192.168.2.68</text:p>
      <text:p text:style-name="P1">2018-12-10 17:57:31,282 - System environnement [New STA]:</text:p>
      <text:p text:style-name="P1">2018-12-10 17:57:31,284 - <text:s/>[STA MAC]: [(Mesure type, Mesure in mbps)] // Mesure type = -1 = Theoric value, Mesure type = 1 = reel value</text:p>
      <text:p text:style-name="P1">2018-12-10 17:57:31,285 - <text:s/>[6c:88:14:f0:dc:14]: [(-1, 7.692682926829269), (1, 9.96)]</text:p>
      <text:p text:style-name="P1">2018-12-10 17:57:31,286 - <text:s/>[bd:bd:5e:6a:97:33]: [(-1, 0), (-1, 78)]</text:p>
      <text:p text:style-name="P1">2018-12-10 17:57:31,286 - <text:s/>[00:1f:3b:13:76:49]: [(-1, 0), (-1, 52)]</text:p>
      <text:p text:style-name="P1">2018-12-10 17:57:31,287 - <text:s/>[28:16:ad:fd:c1:bd]: [(-1, 65), (-1, 52)]</text:p>
      <text:p text:style-name="P1">2018-12-10 17:57:31,289 - ClientConnectionRefuse : Client 28:16:ad:fd:c1:bd refuse on ap 192.168.2.68 but accept on 192.168.2.51</text:p>
      <text:p text:style-name="P1">2018-12-10 17:57:31,457 - ClientConnect: Client 28:16:ad:fd:c1:bd as been disconnected by AP 192.168.2.51</text:p>
      <text:p text:style-name="P1">2018-12-10 17:57:33,548 - ClientDisconnect : Client 6c:88:14:f0:dc:14 (b'l\x88\x14\xf0\xdc\x14') disconnected from ap 192.168.2.68 for QOS purposes. Client Expect on ap 192.168.2.51</text:p>
      <text:p text:style-name="P1"/>
      <text:p text:style-name="P1">2018-12-10 17:57:33,556 - System environnement [QOS] :</text:p>
      <text:p text:style-name="P1">2018-12-10 17:57:33,557 - <text:s/>[STA MAC]: [(Mesure type, Mesure in mbps)] // Mesure type = -1 = Theoric value, Mesure type = 1 = reel value</text:p>
      <text:p text:style-name="P1">2018-12-10 17:57:33,558 - <text:s/>[bd:bd:6a:b0:a1:94]: [(-1, 58.5), (-1, 13)]</text:p>
      <text:p text:style-name="P1">2018-12-10 17:57:33,559 - <text:s/>[bd:bd:5e:6a:97:33]: [(-1, 52), (-1, 78)]</text:p>
      <text:p text:style-name="P1">2018-12-10 17:57:33,560 - <text:s/>[28:16:ad:fd:c1:bd]: [(1, 21.07), (-1, 24.725)]</text:p>
      <text:p text:style-name="P1">2018-12-10 17:57:33,560 - <text:s/>[6c:88:14:f0:dc:14]: [(-1, 7.755737704918033), (1, 9.96)]</text:p>
      <text:p text:style-name="P1">2018-12-10 17:57:33,561 - <text:s/>[00:1f:3b:13:76:49]: [(-1, 0), (-1, 52)]</text:p>
      <text:p text:style-name="P1">2018-12-10 17:57:33,904 - ClientConnect: Client 6c:88:14:f0:dc:14 as been disconnected by AP 192.168.2.51</text:p>
      <text:p text:style-name="P1">2018-12-10 17:57:35,982 - ClientDisconnect : Client 6c:88:14:f0:dc:14 (b'l\x88\x14\xf0\xdc\x14') disconnected from ap 192.168.2.51 for QOS purposes. Client Expect on ap 192.168.2.68</text:p>
      <text:p text:style-name="P1"/>
      <text:p text:style-name="P1">2018-12-10 17:57:35,989 - System environnement [QOS] :</text:p>
      <text:p text:style-name="P1">2018-12-10 17:57:35,990 - <text:s/>[STA MAC]: [(Mesure type, Mesure in mbps)] // Mesure type = -1 = Theoric value, Mesure type = 1 = reel value</text:p>
      <text:p text:style-name="P1">2018-12-10 17:57:35,991 - <text:s/>[bd:bd:6a:b0:a1:94]: [(-1, 58.5), (-1, 13)]</text:p>
      <text:p text:style-name="P1">2018-12-10 17:57:35,992 - <text:s/>[bd:bd:5e:6a:97:33]: [(-1, 52), (-1, 78)]</text:p>
      <text:p text:style-name="P1">2018-12-10 17:57:35,993 - <text:s/>[28:16:ad:fd:c1:bd]: [(1, 24.71), (-1, 28.996428571428574)]</text:p>
      <text:p text:style-name="P1">2018-12-10 17:57:35,994 - <text:s/>[6c:88:14:f0:dc:14]: [(1, 9.96), (1, 9.96)]</text:p>
      <text:p text:style-name="P1">2018-12-10 17:57:35,995 - <text:s/>[00:1f:3b:13:76:49]: [(-1, 0), (-1, 52)]</text:p>
      <text:p text:style-name="P1">2018-12-10 17:57:40,366 - ClientDicsonnect: Client 6c:88:14:f0:dc:14 as been disconnected by AP 192.168.2.51</text:p>
      <text:p text:style-name="P1">2018-12-10 17:57:40,700 - System environnement [New STA]:</text:p>
      <text:p text:style-name="P1">2018-12-10 17:57:40,701 - <text:s/>[STA MAC]: [(Mesure type, Mesure in mbps)] // Mesure type = -1 = Theoric value, Mesure type = 1 = reel value</text:p>
      <text:p text:style-name="P1">2018-12-10 17:57:40,702 - <text:s/>[bd:bd:6a:b0:a1:94]: [(-1, 58.5), (-1, 13)]</text:p>
      <text:p text:style-name="P1">2018-12-10 17:57:40,703 - <text:s/>[bd:bd:5e:6a:97:33]: [(-1, 52), (-1, 78)]</text:p>
      <text:p text:style-name="P1">2018-12-10 17:57:40,704 - <text:s/>[28:16:ad:fd:c1:bd]: [(1, 24.71), (-1, 28.4165)]</text:p>
      <text:p text:style-name="P1">2018-12-10 17:57:40,705 - <text:s/>[6c:88:14:f0:dc:14]: [(1, 9.96), (1, 9.96)]</text:p>
      <text:p text:style-name="P1">2018-12-10 17:57:40,706 - <text:s/>[00:1f:3b:13:76:49]: [(-1, 0), (-1, 52)]</text:p>
      <text:p text:style-name="P1">2018-12-10 17:57:40,708 - ClientConnectionRefuse : Client 6c:88:14:f0:dc:14 refuse on ap 192.168.2.51 but accept on 192.168.2.68</text:p>
      <text:p text:style-name="P1">2018-12-10 17:57:44,766 - ClientConnect: Client 6c:88:14:f0:dc:14 as been disconnected by AP 192.168.2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37:57.871601977</meta:creation-date>
    <dc:date>2018-12-15T14:38:44.071634425</dc:date>
    <meta:editing-duration>PT46S</meta:editing-duration>
    <meta:editing-cycles>1</meta:editing-cycles>
    <meta:document-statistic meta:table-count="0" meta:image-count="0" meta:object-count="0" meta:page-count="1" meta:paragraph-count="70" meta:word-count="743" meta:character-count="5913" meta:non-whitespace-character-count="5190"/>
    <meta:generator>LibreOffice/5.1.6.2$Linux_x86 LibreOffice_project/10m0$Build-2</meta:generator>
  </office:meta>
</office:document-meta>
</file>